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5.25cm" fo:min-width="2.558cm"/>
    </style:style>
    <style:style style:name="gr2" style:family="graphic" style:parent-style-name="standard">
      <style:graphic-properties draw:textarea-horizontal-align="justify" draw:textarea-vertical-align="middle" draw:auto-grow-height="false" fo:min-height="3.032cm" fo:min-width="15.225cm"/>
    </style:style>
    <style:style style:name="gr3" style:family="graphic" style:parent-style-name="standard">
      <style:graphic-properties draw:textarea-horizontal-align="justify" draw:textarea-vertical-align="middle" draw:auto-grow-height="false" fo:min-height="3.032cm" fo:min-width="7.362cm"/>
    </style:style>
    <style:style style:name="gr4" style:family="graphic" style:parent-style-name="standard">
      <style:graphic-properties draw:textarea-horizontal-align="justify" draw:textarea-vertical-align="middle" draw:auto-grow-height="false" fo:min-height="3.032cm" fo:min-width="6.568cm"/>
    </style:style>
    <style:style style:name="gr5" style:family="graphic" style:parent-style-name="standard">
      <style:graphic-properties draw:textarea-horizontal-align="justify" draw:textarea-vertical-align="middle" draw:auto-grow-height="false" fo:min-height="3.033cm" fo:min-width="15.226cm"/>
    </style:style>
    <style:style style:name="gr6" style:family="graphic" style:parent-style-name="standard">
      <style:graphic-properties draw:textarea-horizontal-align="justify" draw:textarea-vertical-align="middle" draw:auto-grow-height="false" fo:min-height="3.032cm" fo:min-width="15.2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g>
          <draw:custom-shape draw:style-name="gr1" draw:text-style-name="P1" draw:layer="layout" svg:width="3.058cm" svg:height="15.5cm" svg:x="3.2cm" svg:y="2.6cm">
            <text:p text:style-name="P1">紀錄</text:p>
            <text:p text:style-name="P1">NLog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3.058cm" svg:height="15.5cm" svg:x="6.986cm" svg:y="2.6cm">
            <text:p text:style-name="P1">設<text:line-break/>定<text:line-break/>參<text:line-break/>數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1" draw:layer="layout" svg:width="15.725cm" svg:height="3.282cm" svg:x="10.772cm" svg:y="14.818cm">
            <text:p text:style-name="P1">資料存取（Neo4j）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1" draw:layer="layout" svg:width="7.862cm" svg:height="3.282cm" svg:x="10.772cm" svg:y="10.624cm">
            <text:p text:style-name="P1">樹與節點管理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7.068cm" svg:height="3.282cm" svg:x="19.362cm" svg:y="10.624cm">
            <text:p text:style-name="P1">事件管理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" draw:layer="layout" svg:width="15.726cm" svg:height="3.283cm" svg:x="10.773cm" svg:y="6.431cm">
            <text:p text:style-name="P1">Ice 物件橋接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15.726cm" svg:height="3.282cm" svg:x="10.774cm" svg:y="2.786cm">
            <text:p text:style-name="P1">Ice 服務</text:p>
            <text:p text:style-name="P1">IceBox.Service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Regular" style:font-family-asian="'Noto Sans CJK TC Regular'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15:06:42.965840212</meta:creation-date>
    <meta:generator>LibreOffice/6.0.3.2$Linux_X86_64 LibreOffice_project/00m0$Build-2</meta:generator>
    <dc:date>2018-06-22T08:59:31.957111466</dc:date>
    <meta:editing-duration>PT17M15S</meta:editing-duration>
    <meta:editing-cycles>3</meta:editing-cycles>
    <meta:document-statistic meta:object-count="8"/>
  </office:meta>
</office:document-meta>
</file>